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Offense 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3" office:value-type="string">
            <text:p>Simple Assault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3" office:value-type="string">
            <text:p>Vandalism of Private Property</text:p>
          </table:table-cell>
          <table:table-cell table:style-name="ce22" office:value-type="float" office:value="593">
            <text:p>593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3" office:value-type="string">
            <text:p>Simple Assault, Domestic</text:p>
          </table:table-cell>
          <table:table-cell table:style-name="ce22" office:value-type="float" office:value="584">
            <text:p>584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3" office:value-type="string">
            <text:p>Petit Larceny</text:p>
          </table:table-cell>
          <table:table-cell table:style-name="ce22" office:value-type="float" office:value="436">
            <text:p>436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3" office:value-type="string">
            <text:p>Grand Larceny</text:p>
          </table:table-cell>
          <table:table-cell table:style-name="ce22" office:value-type="float" office:value="340">
            <text:p>340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3" office:value-type="string">
            <text:p>Destruction of Property</text:p>
          </table:table-cell>
          <table:table-cell table:style-name="ce22" office:value-type="float" office:value="332">
            <text:p>332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3" office:value-type="string">
            <text:p>Burglary, Residential</text:p>
          </table:table-cell>
          <table:table-cell table:style-name="ce22" office:value-type="float" office:value="306">
            <text:p>306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3" office:value-type="string">
            <text:p>Hit and Run</text:p>
          </table:table-cell>
          <table:table-cell table:style-name="ce22" office:value-type="float" office:value="292">
            <text:p>292</text:p>
          </table:table-cell>
        </table:table-row>
        <table:table-row table:style-name="ro2">
          <table:table-cell table:style-name="ce24" office:value-type="float" office:value="9">
            <text:p>9</text:p>
          </table:table-cell>
          <table:table-cell table:style-name="ce23" office:value-type="string">
            <text:p>Shoplifting</text:p>
          </table:table-cell>
          <table:table-cell table:style-name="ce22" office:value-type="float" office:value="256">
            <text:p>256</text:p>
          </table:table-cell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3" office:value-type="string">
            <text:p>Theft from Motor Vehicle</text:p>
          </table:table-cell>
          <table:table-cell table:style-name="ce22" office:value-type="float" office:value="239">
            <text:p>2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